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9.79mm"/>
    </style:style>
    <style:style style:name="co3" style:family="table-column">
      <style:table-column-properties fo:break-before="auto" style:column-width="7.88mm"/>
    </style:style>
    <style:style style:name="co4" style:family="table-column">
      <style:table-column-properties fo:break-before="auto" style:column-width="11.17mm"/>
    </style:style>
    <style:style style:name="co5" style:family="table-column">
      <style:table-column-properties fo:break-before="auto" style:column-width="8.43mm"/>
    </style:style>
    <style:style style:name="co6" style:family="table-column">
      <style:table-column-properties fo:break-before="auto" style:column-width="14.43mm"/>
    </style:style>
    <style:style style:name="co7" style:family="table-column">
      <style:table-column-properties fo:break-before="auto" style:column-width="9.53mm"/>
    </style:style>
    <style:style style:name="co8" style:family="table-column">
      <style:table-column-properties fo:break-before="auto" style:column-width="10.62mm"/>
    </style:style>
    <style:style style:name="co9" style:family="table-column">
      <style:table-column-properties fo:break-before="auto" style:column-width="8.98mm"/>
    </style:style>
    <style:style style:name="co10" style:family="table-column">
      <style:table-column-properties fo:break-before="auto" style:column-width="8.1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9.53mm" fo:break-before="auto" style:use-optimal-row-height="false"/>
    </style:style>
    <style:style style:name="ro2" style:family="table-row">
      <style:table-row-properties style:row-height="8.47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hyphenate="true"/>
    </style:style>
    <style:style style:name="ce2" style:family="table-cell" style:parent-style-name="Default" style:data-style-name="N115">
      <style:table-cell-properties fo:background-color="#0066b3"/>
    </style:style>
    <style:style style:name="ce3" style:family="table-cell" style:parent-style-name="Default">
      <style:table-cell-properties fo:background-color="#0066b3"/>
    </style:style>
    <style:style style:name="ce4" style:family="table-cell" style:parent-style-name="Default">
      <style:table-cell-properties fo:background-color="#89c765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7" style:family="table-cell" style:parent-style-name="Default">
      <style:table-cell-properties fo:border="0.99pt solid #000000"/>
    </style:style>
    <style:style style:name="ce8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9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vertical-align="top"/>
    </style:style>
    <style:style style:name="gr1" style:family="graphic">
      <style:graphic-properties draw:stroke="none" svg:stroke-color="#000000" draw:fill="solid" draw:fill-color="#ffffff" fo:min-height="121.69mm"/>
    </style:style>
    <style:style style:name="P1" style:family="paragraph">
      <loext:graphic-properties draw:fill="solid" draw:fill-color="#ffffff"/>
    </style:style>
    <style:style style:name="T1" style:family="tex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Lakštas1" table:style-name="ta1">
        <table:shapes>
          <draw:frame draw:z-index="0" draw:style-name="gr1" draw:text-style-name="P1" svg:width="161.52mm" svg:height="439.93mm" svg:x="138.22mm" svg:y="19.94mm">
            <draw:text-box>
              <text:p>10 zodziu – blokas (is viso 100 bloku)</text:p>
              <text:p>10 bloku – segmentas (is viso 10 segmentu)</text:p>
              <text:p/>
              <text:p>Kiekvienai programai bus skirta: </text:p>
              <text:p><text:span text:style-name="T1">1+ segmentas kodui ir TIK 1 SEGMENTAS DARBINIAI </text:span><text:span text:style-name="T1">ATMINCIAI</text:span></text:p>
              <text:p/>
              <text:p>Maksimalus skaicius programu atminti : 5 (jei programos kodai neuzims daugiau nei 1 segmento)</text:p>
              <text:p/>
              <text:p/>
              <text:p>Visa atminti gales naudot 1 programa. T.y. 9 segmentai kodo ir 1 segmentas darbinei atminciai</text:p>
              <text:p>1+ segmentas kodui ir TIK 1 SEGMENTAS DARBINIAI ATMINCIAI</text:p>
              <text:p/>
              <text:p>Komandos mnemonika: KM XYZ</text:p>
              <text:p>X – Segmentas, Y – Blokas, Z – Zodis</text:p>
              <text:p>(Kodel taip? Paaiskinsiu zemiau)</text:p>
              <text:p/>
              <text:p>00 – 99 Programoms skirta atmintis</text:p>
              <text:p>100 – 109 Bloku puslapiavimas</text:p>
              <text:p>110 – 114 Segmentu puslapiavimas </text:p>
              <text:p>(Cia bus PTR, paaiskinsiu zemiau)</text:p>
              <text:p>115 Segmentu uzimtumas</text:p>
              <text:p/>
              <text:p/>
              <text:p>1) Segmentu uzimtume (blokas 115) </text:p>
              <text:p><text:tab/>(0 zodis – 0 segmentas, 1 zodis – 1 segmentas t.t.)</text:p>
              <text:p/>
              <text:p><text:tab/>115: 1 1 1 0 0 0 0 0 0 0</text:p>
              <text:p><text:tab/>0 – segmentas yra laisvas</text:p>
              <text:p><text:tab/>1 – segmentas yra uzimtas</text:p>
              <text:p/>
              <text:p>2) Segmentu puslapiavime (110 – 114 blokai. Cia bus Musu PTR) bus rasomi:</text:p>
              <text:p><text:tab/>Programos kodo vieta (vietos) 0 – 8 zodziai. 9 zodi bus saugoma programos darbines <text:tab/><text:tab/>atminties segmentas. Visi tie bloku numeriai rodys į bloku puslapiavima (100 – 109) <text:tab/><text:tab/>atminti</text:p>
              <text:p/>
              <text:p><text:tab/>100: x0 x1 x2 … x8 | x9</text:p>
              <text:p><text:tab/>nuo x0 iki x8 bus saugomas programos KODO segmentu vietos,</text:p>
              <text:p><text:tab/>o x9 zodi bus saugomas programos DARBINES ATMINTIES segmento vieta</text:p>
              <text:p/>
              <text:p>3) Bloku puslapiavimas:</text:p>
              <text:p><text:tab/>Cia bus bloku numeriai esantis segmente. Sitoj vietoj viskas identiska kaip ir sio metu esancioj <text:s/>programoj</text:p>
              <text:p/>
              <text:p/>
              <text:p/>
              <text:p>Kaip tai veikia, kaip surasti sekancia komanda:</text:p>
              <text:p>Tarkim musu PC = 125, PTR = 110 (Beje programos PTR reiksme niekada nesikeis)</text:p>
              <text:p>1) PC 1XX</text:p>
              <text:p><text:tab/>I bloka kuri rodo PTR pasiimam 1 zodi. Addresas: 110 1, reiksme yra 102</text:p>
              <text:p><text:tab/>+ cia bus patikrinama: Jei reiksme lygi 0 =&gt; error blogas adresas</text:p>
              <text:p>2) PC X2X</text:p>
              <text:p><text:tab/>Is PTR gauna reiksme (102) einame addresu 102 2, reiksme yra 21</text:p>
              <text:p>3) PC XX5</text:p>
              <text:p><text:tab/>Is bloku puslapiavimo gaute reiksme (11) einame addresu 21 5, Reikse (Komanda JP012)</text:p>
              <text:p>4) Jee, suradom kokia komanda daryt. JP012</text:p>
              <text:p/>
              <text:p>Kaip tai veikia, Programos valdymo perdavimo komandos (Jumpai):</text:p>
              <text:p>Tarkim musu komanda JP012, PTR = 110</text:p>
              <text:p>naujas PC = 012</text:p>
              <text:p/>
              <text:p>Kodel taip paprastai?</text:p>
              <text:p>1)JP0XX</text:p>
              <text:p><text:tab/>I PTR rodoma bloka (110) pasiimam 0 zodzio reiksme. (100)</text:p>
              <text:p>2) JPX1X</text:p>
              <text:p><text:tab/>Is 100 bloko pasiimam 1 zodzio reiksme (1)</text:p>
              <text:p>3) JPXX2</text:p>
              <text:p><text:tab/>Cia kaip ir anksciau su juo nieko nedarom. (postumis)</text:p>
              <text:p>4) adrese 012(virtualus) yra komanda CP57</text:p>
              <text:p/>
              <text:p>Kaip tai veikia, komandu vykdymas(GO, CP, t.t.)</text:p>
              <text:p>CP57</text:p>
              <text:p>1) PTR rodo į 110, einame į 9 zodi (darbines atimties segmento bloku adresavimas).</text:p>
              <text:p><text:tab/>Reiksme 101</text:p>
              <text:p>2) CP5X</text:p>
              <text:p><text:tab/>Su turimu bloku (101), pasiziurime koks blokas yra 5 zodi. (15)</text:p>
              <text:p>3) CPX7</text:p>
              <text:p><text:tab/>Vel taspats, postumio reiksme (7) vadinas musu addresas yra 15(blokas) 7(zodis)</text:p>
              <text:p><text:tab/>15 7 reiksme yra 2222</text:p>
              <text:p>==========================================================<text:line-break/>Pliusai sito daikto:</text:p>
              <text:p>1) Programos gali kodo gabalai gali buti ismetyti per visa atminti<text:line-break/>2) Apsauga, kad programa negaletu koreguoti kitu programu kodus/darbine atminti</text:p>
              <text:p>3) Palengvins 3 ir 4 projekta <text:s/>(multiprogramine OS)</text:p>
              <text:p>4) Jums tik reiks pakeisti tik kelias vietas</text:p>
              <text:p>Minusai</text:p>
              <text:p>1) 1 programa turi tik 1 darbini segmenta. (sita galima ispresti, panasiai kaip ir su `Segmentu puslapiavimas`. Bet tada VM ir RM tures DS registra, kur bus `puslapiu lentele` į darbines atminties segmentus</text:p>
              <text:p/>
              <text:p/>
              <text:p><text:tab/></text:p>
              <text:p/>
              <text:p/>
            </draw:text-box>
          </draw:frame>
        </table:shapes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number-columns-repeated="2" table:default-cell-style-name="Default"/>
        <table:table-row table:style-name="ro1">
          <table:table-cell table:style-name="ce1"/>
          <table:table-cell table:style-name="ce6" office:value-type="string" calcext:value-type="string" table:number-columns-spanned="10" table:number-rows-spanned="1">
            <text:p>RAM (Visa atmintis)</text:p>
          </table:table-cell>
          <table:covered-table-cell table:number-columns-repeated="9" table:style-name="Default"/>
          <table:table-cell table:number-columns-repeated="2"/>
        </table:table-row>
        <table:table-row table:style-name="ro2">
          <table:table-cell table:style-name="ce1" office:value-type="string" calcext:value-type="string">
            <text:p><text:s text:c="8"/>Zodis Blokas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style-name="ce2" office:value-type="float" office:value="0" calcext:value-type="float">
            <text:p>00</text:p>
          </table:table-cell>
          <table:table-cell table:number-columns-repeated="12"/>
        </table:table-row>
        <table:table-row table:style-name="ro3">
          <table:table-cell table:style-name="ce2" office:value-type="float" office:value="1" calcext:value-type="float">
            <text:p>01</text:p>
          </table:table-cell>
          <table:table-cell table:number-columns-repeated="2"/>
          <table:table-cell office:value-type="string" calcext:value-type="string">
            <text:p>CP57</text:p>
          </table:table-cell>
          <table:table-cell table:number-columns-repeated="9"/>
        </table:table-row>
        <table:table-row table:style-name="ro3">
          <table:table-cell table:style-name="ce2" office:value-type="float" office:value="2" calcext:value-type="float">
            <text:p>02</text:p>
          </table:table-cell>
          <table:table-cell table:number-columns-repeated="12"/>
        </table:table-row>
        <table:table-row table:style-name="ro3">
          <table:table-cell table:style-name="ce2" office:value-type="float" office:value="3" calcext:value-type="float">
            <text:p>03</text:p>
          </table:table-cell>
          <table:table-cell table:number-columns-repeated="12"/>
        </table:table-row>
        <table:table-row table:style-name="ro3">
          <table:table-cell table:style-name="ce2" office:value-type="float" office:value="4" calcext:value-type="float">
            <text:p>04</text:p>
          </table:table-cell>
          <table:table-cell table:number-columns-repeated="12"/>
        </table:table-row>
        <table:table-row table:style-name="ro3">
          <table:table-cell table:style-name="ce2" office:value-type="float" office:value="5" calcext:value-type="float">
            <text:p>05</text:p>
          </table:table-cell>
          <table:table-cell table:number-columns-repeated="12"/>
        </table:table-row>
        <table:table-row table:style-name="ro3">
          <table:table-cell table:style-name="ce2" office:value-type="float" office:value="6" calcext:value-type="float">
            <text:p>06</text:p>
          </table:table-cell>
          <table:table-cell table:number-columns-repeated="12"/>
        </table:table-row>
        <table:table-row table:style-name="ro3">
          <table:table-cell table:style-name="ce2" office:value-type="float" office:value="7" calcext:value-type="float">
            <text:p>07</text:p>
          </table:table-cell>
          <table:table-cell table:number-columns-repeated="12"/>
        </table:table-row>
        <table:table-row table:style-name="ro3">
          <table:table-cell table:style-name="ce2" office:value-type="float" office:value="8" calcext:value-type="float">
            <text:p>08</text:p>
          </table:table-cell>
          <table:table-cell table:number-columns-repeated="11"/>
          <table:table-cell table:style-name="ce19"/>
        </table:table-row>
        <table:table-row table:style-name="ro3">
          <table:table-cell table:style-name="ce2" office:value-type="float" office:value="9" calcext:value-type="float">
            <text:p>09</text:p>
          </table:table-cell>
          <table:table-cell table:number-columns-repeated="12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number-columns-repeated="12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number-columns-repeated="12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number-columns-repeated="12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number-columns-repeated="12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number-columns-repeated="12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number-columns-repeated="7"/>
          <table:table-cell office:value-type="float" office:value="2222" calcext:value-type="float">
            <text:p>2222</text:p>
          </table:table-cell>
          <table:table-cell table:number-columns-repeated="4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number-columns-repeated="12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number-columns-repeated="12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number-columns-repeated="12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number-columns-repeated="12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number-columns-repeated="12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number-columns-repeated="5"/>
          <table:table-cell office:value-type="string" calcext:value-type="string">
            <text:p>JP012</text:p>
          </table:table-cell>
          <table:table-cell table:number-columns-repeated="6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number-columns-repeated="12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number-columns-repeated="12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number-columns-repeated="12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number-columns-repeated="12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number-columns-repeated="12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number-columns-repeated="12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number-columns-repeated="12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number-columns-repeated="12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number-columns-repeated="12"/>
        </table:table-row>
        <table:table-row table:style-name="ro3">
          <table:table-cell table:style-name="ce5" office:value-type="string" calcext:value-type="string">
            <text:p>…</text:p>
          </table:table-cell>
          <table:table-cell table:number-columns-repeated="10" table:style-name="ce8" office:value-type="string" calcext:value-type="string">
            <text:p>…</text:p>
          </table:table-cell>
          <table:table-cell table:number-columns-repeated="2"/>
        </table:table-row>
        <table:table-row table:style-name="ro3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3">
          <table:table-cell office:value-type="float" office:value="91" calcext:value-type="float">
            <text:p>91</text:p>
          </table:table-cell>
          <table:table-cell table:number-columns-repeated="12"/>
        </table:table-row>
        <table:table-row table:style-name="ro3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3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3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3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3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3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3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3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 table:number-columns-spanned="10" table:number-rows-spanned="1">
            <text:p>Bloku puslapiavimas. </text:p>
          </table:table-cell>
          <table:covered-table-cell table:number-columns-repeated="9"/>
          <table:table-cell table:number-columns-repeated="2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3"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3"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3"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3">
          <table:table-cell office:value-type="float" office:value="107" calcext:value-type="float">
            <text:p>107</text:p>
          </table:table-cell>
          <table:table-cell table:number-columns-repeated="12"/>
        </table:table-row>
        <table:table-row table:style-name="ro3">
          <table:table-cell office:value-type="float" office:value="108" calcext:value-type="float">
            <text:p>108</text:p>
          </table:table-cell>
          <table:table-cell table:number-columns-repeated="12"/>
        </table:table-row>
        <table:table-row table:style-name="ro3">
          <table:table-cell office:value-type="float" office:value="109" calcext:value-type="float">
            <text:p>109</text:p>
          </table:table-cell>
          <table:table-cell table:number-columns-repeated="12"/>
        </table:table-row>
        <table:table-row table:style-name="ro3">
          <table:table-cell/>
          <table:table-cell table:style-name="Default" office:value-type="string" calcext:value-type="string" table:number-columns-spanned="10" table:number-rows-spanned="1">
            <text:p>Segmentu puslapiavimas</text:p>
          </table:table-cell>
          <table:covered-table-cell table:number-columns-repeated="9" table:style-name="Default"/>
          <table:table-cell table:number-columns-repeated="2"/>
        </table:table-row>
        <table:table-row table:style-name="ro3">
          <table:table-cell office:value-type="float" office:value="110" calcext:value-type="float">
            <text:p>11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02" calcext:value-type="float">
            <text:p>102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office:value-type="float" office:value="101" calcext:value-type="float">
            <text:p>101</text:p>
          </table:table-cell>
          <table:table-cell table:number-columns-repeated="2"/>
        </table:table-row>
        <table:table-row table:style-name="ro3">
          <table:table-cell office:value-type="float" office:value="111" calcext:value-type="float">
            <text:p>111</text:p>
          </table:table-cell>
          <table:table-cell table:style-name="ce9" table:number-columns-repeated="10"/>
          <table:table-cell table:number-columns-repeated="2"/>
        </table:table-row>
        <table:table-row table:style-name="ro3">
          <table:table-cell office:value-type="float" office:value="112" calcext:value-type="float">
            <text:p>112</text:p>
          </table:table-cell>
          <table:table-cell table:style-name="ce9" table:number-columns-repeated="10"/>
          <table:table-cell table:number-columns-repeated="2"/>
        </table:table-row>
        <table:table-row table:style-name="ro3">
          <table:table-cell office:value-type="float" office:value="113" calcext:value-type="float">
            <text:p>113</text:p>
          </table:table-cell>
          <table:table-cell table:style-name="ce9" table:number-columns-repeated="10"/>
          <table:table-cell table:number-columns-repeated="2"/>
        </table:table-row>
        <table:table-row table:style-name="ro3">
          <table:table-cell office:value-type="float" office:value="114" calcext:value-type="float">
            <text:p>114</text:p>
          </table:table-cell>
          <table:table-cell table:style-name="ce9" table:number-columns-repeated="10"/>
          <table:table-cell table:number-columns-repeated="2"/>
        </table:table-row>
        <table:table-row table:style-name="ro3">
          <table:table-cell/>
          <table:table-cell table:style-name="Default" office:value-type="string" calcext:value-type="string" table:number-columns-spanned="10" table:number-rows-spanned="1">
            <text:p>Segmentu uzimtumas</text:p>
          </table:table-cell>
          <table:covered-table-cell table:number-columns-repeated="9" table:style-name="Default"/>
          <table:table-cell table:number-columns-repeated="2"/>
        </table:table-row>
        <table:table-row table:style-name="ro3">
          <table:table-cell office:value-type="float" office:value="115" calcext:value-type="float">
            <text:p>11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t" fo:country="L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lt" fo:country="L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lt" number:country="LT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lt" number:country="LT">€</number:currency-symbol>
      <style:map style:condition="value()&gt;=0" style:apply-style-name="N114P0"/>
    </number:currency-style>
    <number:number-style style:name="N115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uslapis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7">0000-00-00</text:date>, <text:time style:data-style-name="N2" text:time-value="12:37:46.175774853">00:00:00</text:time></text:p>
        </style:region-right>
      </style:header>
      <style:header-left style:display="false"/>
      <style:footer>
        <text:p>Puslapis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12:37:50.369539543</meta:creation-date>
    <meta:editing-duration>PT2M10S</meta:editing-duration>
    <meta:editing-cycles>3</meta:editing-cycles>
    <meta:generator>LibreOffice/5.4.5.1$Linux_X86_64 LibreOffice_project/40m0$Build-1</meta:generator>
    <dc:date>2018-04-07T14:35:43.444063946</dc:date>
    <meta:document-statistic meta:table-count="1" meta:cell-count="136" meta:object-count="1"/>
  </office:meta>
</office:document-meta>
</file>